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7cm" fo:min-width="1.009cm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0.439cm"/>
    </style:style>
    <style:style style:name="gr4" style:family="graphic" style:parent-style-name="standard">
      <style:graphic-properties draw:textarea-horizontal-align="justify" draw:textarea-vertical-align="middle" draw:auto-grow-height="false" fo:min-height="1.433cm" fo:min-width="0.344cm"/>
    </style:style>
    <style:style style:name="gr5" style:family="graphic" style:parent-style-name="standard">
      <style:graphic-properties draw:stroke="none" svg:stroke-color="#000000" draw:fill="none" draw:fill-color="#ffffff" fo:min-height="2.1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15cm" fo:min-width="1.038cm"/>
    </style:style>
    <style:style style:name="gr14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0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97cm" fo:min-width="0.109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8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P6" style:family="paragraph">
      <loext:graphic-properties draw:fill="solid" draw:fill-color="#ff4000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49cm" svg:y1="20.177cm" svg:x2="12.811cm" svg:y2="20.177cm">
          <text:p/>
        </draw:line>
        <draw:line draw:style-name="gr1" draw:text-style-name="P1" draw:layer="layout" svg:x1="12.303cm" svg:y1="20.304cm" svg:x2="12.557cm" svg:y2="20.304cm">
          <text:p/>
        </draw:line>
        <draw:g>
          <draw:line draw:style-name="gr1" draw:text-style-name="P1" draw:layer="layout" svg:x1="0.878cm" svg:y1="19.004cm" svg:x2="18.805cm" svg:y2="18.926cm">
            <text:p/>
          </draw:line>
          <draw:custom-shape draw:style-name="gr2" draw:text-style-name="P2" draw:layer="layout" svg:width="2.133cm" svg:height="2.131cm" svg:x="-0.143cm" svg:y="11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0.998cm" svg:y1="13.414cm" svg:x2="0.998cm" svg:y2="18.962cm">
            <text:p/>
          </draw:line>
          <draw:line draw:style-name="gr1" draw:text-style-name="P1" draw:layer="layout" svg:x1="0.952cm" svg:y1="11.224cm" svg:x2="0.948cm" svg:y2="7.123cm">
            <text:p/>
          </draw:line>
          <draw:line draw:style-name="gr1" draw:text-style-name="P1" draw:layer="layout" svg:x1="0.998cm" svg:y1="7.123cm" svg:x2="2.138cm" svg:y2="7.123cm">
            <text:p/>
          </draw:line>
          <draw:line draw:style-name="gr1" draw:text-style-name="P1" draw:layer="layout" svg:x1="2.203cm" svg:y1="6.374cm" svg:x2="2.203cm" svg:y2="8.454cm">
            <text:p/>
          </draw:line>
          <draw:line draw:style-name="gr1" draw:text-style-name="P1" draw:layer="layout" svg:x1="2.748cm" svg:y1="6.374cm" svg:x2="2.748cm" svg:y2="8.454cm">
            <text:p/>
          </draw:line>
          <draw:line draw:style-name="gr1" draw:text-style-name="P1" draw:layer="layout" svg:x1="2.74cm" svg:y1="7.218cm" svg:x2="3.981cm" svg:y2="7.218cm">
            <text:p/>
          </draw:line>
          <draw:line draw:style-name="gr1" draw:text-style-name="P1" draw:layer="layout" svg:x1="3.961cm" svg:y1="7.217cm" svg:x2="3.913cm" svg:y2="18.919cm">
            <text:p/>
          </draw:line>
          <draw:custom-shape draw:style-name="gr3" draw:text-style-name="P3" draw:layer="layout" svg:width="0.939cm" svg:height="1.587cm" svg:x="3.539cm" svg:y="11.39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.974cm" svg:y1="7.164cm" svg:x2="8.114cm" svg:y2="7.114cm">
            <text:p/>
          </draw:line>
          <draw:line draw:style-name="gr1" draw:text-style-name="P1" draw:layer="layout" svg:x1="6.488cm" svg:y1="18.841cm" svg:x2="6.44cm" svg:y2="8.933cm">
            <text:p/>
          </draw:line>
          <draw:line draw:style-name="gr1" draw:text-style-name="P1" draw:layer="layout" svg:x1="15.724cm" svg:y1="11.272cm" svg:x2="15.773cm" svg:y2="7.995cm">
            <text:p/>
          </draw:line>
          <draw:custom-shape draw:style-name="gr4" draw:text-style-name="P3" draw:layer="layout" svg:width="0.844cm" svg:height="1.683cm" svg:x="6.041cm" svg:y="13.709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6.501cm" svg:y1="8.96cm" svg:x2="8.115cm" svg:y2="8.94cm">
            <text:p/>
          </draw:line>
          <draw:line draw:style-name="gr1" draw:text-style-name="P1" draw:layer="layout" svg:x1="14.756cm" svg:y1="11.867cm" svg:x2="16.939cm" svg:y2="11.867cm">
            <text:p/>
          </draw:line>
          <draw:line draw:style-name="gr1" draw:text-style-name="P1" draw:layer="layout" svg:x1="14.714cm" svg:y1="11.296cm" svg:x2="16.897cm" svg:y2="11.296cm">
            <text:p/>
          </draw:line>
          <draw:line draw:style-name="gr1" draw:text-style-name="P1" draw:layer="layout" svg:x1="12.837cm" svg:y1="8.005cm" svg:x2="12.837cm" svg:y2="12.441cm">
            <text:p/>
          </draw:line>
          <draw:line draw:style-name="gr1" draw:text-style-name="P1" draw:layer="layout" svg:x1="15.698cm" svg:y1="11.909cm" svg:x2="15.584cm" svg:y2="18.872cm">
            <text:p/>
          </draw:line>
          <draw:frame draw:style-name="gr5" draw:text-style-name="P4" draw:layer="layout" svg:width="3.522cm" svg:height="2.427cm" svg:x="0.189cm" svg:y="11.832cm">
            <draw:text-box>
              <text:p>Vin</text:p>
            </draw:text-box>
          </draw:frame>
          <draw:frame draw:style-name="gr6" draw:text-style-name="P4" draw:layer="layout" svg:width="3.075cm" svg:height="1.778cm" svg:x="0.662cm" svg:y="5.953cm">
            <draw:text-box>
              <text:p>C4</text:p>
            </draw:text-box>
          </draw:frame>
          <draw:frame draw:style-name="gr7" draw:text-style-name="P4" draw:layer="layout" svg:width="2.007cm" svg:height="2.194cm" svg:x="13.981cm" svg:y="11.74cm">
            <draw:text-box>
              <text:p>C3</text:p>
            </draw:text-box>
          </draw:frame>
          <draw:frame draw:style-name="gr8" draw:text-style-name="P4" draw:layer="layout" svg:width="2.281cm" svg:height="2.328cm" svg:x="8.115cm" svg:y="12.757cm">
            <draw:text-box>
              <text:p>R3</text:p>
            </draw:text-box>
          </draw:frame>
          <draw:frame draw:style-name="gr9" draw:text-style-name="P4" draw:layer="layout" svg:width="1.985cm" svg:height="2.031cm" svg:x="3.85cm" svg:y="13.052cm">
            <draw:text-box>
              <text:p>R1</text:p>
            </draw:text-box>
          </draw:frame>
          <draw:frame draw:style-name="gr10" draw:text-style-name="P4" draw:layer="layout" svg:width="1.903cm" svg:height="2.005cm" svg:x="4.954cm" svg:y="15.598cm">
            <draw:text-box draw:corner-radius="0.442cm">
              <text:p>R4</text:p>
            </draw:text-box>
          </draw:frame>
          <draw:frame draw:style-name="gr11" draw:text-style-name="P5" draw:layer="layout" svg:width="3.076cm" svg:height="1.684cm" svg:x="12.228cm" svg:y="6.505cm">
            <draw:text-box>
              <text:p><text:span text:style-name="T1">out</text:span></text:p>
            </draw:text-box>
          </draw:frame>
          <draw:frame draw:style-name="gr12" draw:text-style-name="P4" draw:layer="layout" svg:width="1.736cm" svg:height="1.152cm" svg:x="0.434cm" svg:y="10.984cm">
            <draw:text-box>
              <text:p>+</text:p>
            </draw:text-box>
          </draw:frame>
          <draw:frame draw:style-name="gr12" draw:text-style-name="P4" draw:layer="layout" svg:width="0.644cm" svg:height="1.152cm" svg:x="0.647cm" svg:y="12.441cm">
            <draw:text-box draw:corner-radius="0.455cm">
              <text:p>-</text:p>
            </draw:text-box>
          </draw:frame>
          <draw:line draw:style-name="gr1" draw:text-style-name="P1" draw:layer="layout" svg:x1="6.462cm" svg:y1="12.393cm" svg:x2="12.837cm" svg:y2="12.441cm">
            <text:p/>
          </draw:line>
          <draw:line draw:style-name="gr1" draw:text-style-name="P1" draw:layer="layout" svg:x1="9.98cm" svg:y1="7.937cm" svg:x2="18.852cm" svg:y2="7.961cm">
            <text:p/>
          </draw:line>
          <draw:custom-shape draw:style-name="gr13" draw:text-style-name="P3" draw:layer="layout" svg:width="1.538cm" svg:height="0.865cm" svg:x="8.111cm" svg:y="11.9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1.538cm" svg:height="0.865cm" svg:x="13.737cm" svg:y="7.57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2.281cm" svg:height="2.329cm" svg:x="13.599cm" svg:y="8.438cm">
            <draw:text-box>
              <text:p>R2</text:p>
            </draw:text-box>
          </draw:frame>
          <draw:frame draw:style-name="gr15" draw:text-style-name="P4" draw:layer="layout" svg:width="1.736cm" svg:height="1.153cm" svg:x="7.199cm" svg:y="6.201cm">
            <draw:text-box>
              <text:p>+</text:p>
            </draw:text-box>
          </draw:frame>
          <draw:frame draw:style-name="gr15" draw:text-style-name="P4" draw:layer="layout" svg:width="0.645cm" svg:height="1.153cm" svg:x="7.434cm" svg:y="8.123cm">
            <draw:text-box draw:corner-radius="0.455cm">
              <text:p>-</text:p>
            </draw:text-box>
          </draw:frame>
          <draw:line draw:style-name="gr1" draw:text-style-name="P1" draw:layer="layout" svg:x1="8.113cm" svg:y1="7.114cm" svg:x2="8.113cm" svg:y2="7.808cm">
            <text:p/>
          </draw:line>
          <draw:custom-shape draw:style-name="gr16" draw:text-style-name="P3" draw:layer="layout" svg:width="0.609cm" svg:height="0.947cm" svg:x="7.809cm" svg:y="7.53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8.113cm" svg:y1="8.941cm" svg:x2="8.113cm" svg:y2="8.484cm">
            <text:p/>
          </draw:line>
          <draw:frame draw:style-name="gr8" draw:text-style-name="P4" draw:layer="layout" svg:width="2.281cm" svg:height="2.328cm" svg:x="6.742cm" svg:y="7.419cm">
            <draw:text-box>
              <text:p>ZI</text:p>
            </draw:text-box>
          </draw:frame>
          <draw:frame draw:style-name="gr11" draw:text-style-name="P5" draw:layer="layout" svg:width="3.076cm" svg:height="1.684cm" svg:x="17.99cm" svg:y="12.431cm">
            <draw:text-box>
              <text:p><text:span text:style-name="T1">Vout2</text:span></text:p>
            </draw:text-box>
          </draw:frame>
          <draw:frame draw:style-name="gr15" draw:text-style-name="P4" draw:layer="layout" svg:width="1.737cm" svg:height="1.153cm" svg:x="18.415cm" svg:y="8.027cm">
            <draw:text-box>
              <text:p>+</text:p>
            </draw:text-box>
          </draw:frame>
          <draw:frame draw:style-name="gr15" draw:text-style-name="P4" draw:layer="layout" svg:width="1.737cm" svg:height="1.153cm" svg:x="18.415cm" svg:y="17.68cm">
            <draw:text-box>
              <text:p>-</text:p>
            </draw:text-box>
          </draw:frame>
          <draw:custom-shape draw:style-name="gr13" draw:text-style-name="P3" draw:layer="layout" svg:width="1.538cm" svg:height="0.865cm" svg:x="10.856cm" svg:y="7.61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2.281cm" svg:height="2.329cm" svg:x="9.947cm" svg:y="6.353cm">
            <draw:text-box>
              <text:p>Zo</text:p>
            </draw:text-box>
          </draw:frame>
          <draw:line draw:style-name="gr1" draw:text-style-name="P1" draw:layer="layout" svg:x1="9.942cm" svg:y1="7.875cm" svg:x2="9.942cm" svg:y2="9.245cm">
            <text:p/>
          </draw:line>
          <draw:custom-shape draw:style-name="gr17" draw:text-style-name="P3" draw:layer="layout" svg:width="1.524cm" svg:height="1.522cm" svg:x="9.18cm" svg:y="9.24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" draw:text-style-name="P1" draw:layer="layout" svg:x1="9.942cm" svg:y1="10.767cm" svg:x2="9.942cm" svg:y2="11.376cm">
            <text:p/>
          </draw:line>
          <draw:line draw:style-name="gr1" draw:text-style-name="P1" draw:layer="layout" svg:x1="9.942cm" svg:y1="11.375cm" svg:x2="11.771cm" svg:y2="11.375cm">
            <text:p/>
          </draw:line>
          <draw:line draw:style-name="gr1" draw:text-style-name="P1" draw:layer="layout" svg:x1="11.771cm" svg:y1="10.919cm" svg:x2="11.771cm" svg:y2="11.984cm">
            <text:p/>
          </draw:line>
          <draw:line draw:style-name="gr1" draw:text-style-name="P1" draw:layer="layout" svg:x1="12.075cm" svg:y1="11.223cm" svg:x2="12.075cm" svg:y2="11.68cm">
            <text:p/>
          </draw:line>
          <draw:line draw:style-name="gr1" draw:text-style-name="P1" draw:layer="layout" svg:x1="12.38cm" svg:y1="11.375cm" svg:x2="12.38cm" svg:y2="11.527cm">
            <text:p/>
          </draw:line>
          <draw:line draw:style-name="gr1" draw:text-style-name="P1" draw:layer="layout" svg:x1="10.704cm" svg:y1="18.985cm" svg:x2="10.704cm" svg:y2="20.05cm">
            <text:p/>
          </draw:line>
          <draw:line draw:style-name="gr1" draw:text-style-name="P1" draw:layer="layout" svg:x1="9.79cm" svg:y1="20.05cm" svg:x2="11.619cm" svg:y2="20.05cm">
            <text:p/>
          </draw:line>
          <draw:frame draw:style-name="gr14" draw:text-style-name="P4" draw:layer="layout" svg:width="2.281cm" svg:height="2.329cm" svg:x="10.399cm" svg:y="9.351cm">
            <draw:text-box>
              <text:p>A*VI</text:p>
            </draw:text-box>
          </draw:frame>
          <draw:frame draw:style-name="gr8" draw:text-style-name="P4" draw:layer="layout" svg:width="2.28cm" svg:height="2.328cm" svg:x="8.271cm" svg:y="7.373cm">
            <draw:text-box>
              <text:p>VI </text:p>
            </draw:text-box>
          </draw:frame>
          <draw:frame draw:style-name="gr15" draw:text-style-name="P4" draw:layer="layout" svg:width="1.736cm" svg:height="1.153cm" svg:x="9.425cm" svg:y="9.157cm">
            <draw:text-box>
              <text:p>+</text:p>
            </draw:text-box>
          </draw:frame>
          <draw:frame draw:style-name="gr15" draw:text-style-name="P4" draw:layer="layout" svg:width="1.736cm" svg:height="1.153cm" svg:x="9.577cm" svg:y="9.701cm">
            <draw:text-box>
              <text:p>-</text:p>
            </draw:text-box>
          </draw:frame>
          <draw:custom-shape draw:style-name="gr18" draw:text-style-name="P6" draw:layer="layout" svg:width="0.305cm" svg:height="0.304cm" svg:x="12.685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6:55:44.993621038</meta:creation-date>
    <dc:date>2021-06-08T19:43:29.198621270</dc:date>
    <meta:editing-duration>PT6M55S</meta:editing-duration>
    <meta:editing-cycles>2</meta:editing-cycles>
    <meta:generator>LibreOffice/6.4.7.2$Linux_X86_64 LibreOffice_project/40$Build-2</meta:generator>
    <meta:document-statistic meta:object-count="61"/>
  </office:meta>
</office:document-meta>
</file>